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3fd9" officeooo:paragraph-rsid="000a39bd"/>
    </style:style>
    <style:style style:name="P2" style:family="paragraph" style:parent-style-name="Standard">
      <style:text-properties officeooo:rsid="0002e263" officeooo:paragraph-rsid="000a39bd"/>
    </style:style>
    <style:style style:name="P3" style:family="paragraph" style:parent-style-name="Standard">
      <style:text-properties fo:font-size="16pt" fo:font-weight="bold" officeooo:rsid="0002e263" officeooo:paragraph-rsid="000a39b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23fd9" officeooo:paragraph-rsid="000a39bd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035707" officeooo:paragraph-rsid="000a39bd"/>
    </style:style>
    <style:style style:name="P6" style:family="paragraph" style:parent-style-name="Standard">
      <style:text-properties officeooo:rsid="00064bdd" officeooo:paragraph-rsid="000a39bd"/>
    </style:style>
    <style:style style:name="P7" style:family="paragraph" style:parent-style-name="Standard">
      <style:text-properties officeooo:rsid="0008284d" officeooo:paragraph-rsid="000a39bd"/>
    </style:style>
    <style:style style:name="P8" style:family="paragraph" style:parent-style-name="Standard">
      <style:text-properties officeooo:paragraph-rsid="000a39bd"/>
    </style:style>
    <style:style style:name="P9" style:family="paragraph" style:parent-style-name="Standard">
      <style:paragraph-properties fo:text-align="center" style:justify-single-word="false"/>
      <style:text-properties fo:font-size="22pt" fo:font-weight="bold" officeooo:rsid="000a39bd" officeooo:paragraph-rsid="000a39bd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2pt" fo:font-weight="bold" officeooo:rsid="000a39bd" officeooo:paragraph-rsid="000a39bd" style:font-size-asian="22pt" style:font-weight-asian="bold" style:font-size-complex="22pt" style:font-weight-complex="bold"/>
    </style:style>
    <style:style style:name="P11" style:family="paragraph" style:parent-style-name="Standard">
      <style:text-properties fo:font-weight="normal" officeooo:rsid="0008b72a" officeooo:paragraph-rsid="0008284d" style:font-weight-asian="normal" style:font-weight-complex="normal"/>
    </style:style>
    <style:style style:name="P12" style:family="paragraph" style:parent-style-name="Standard">
      <style:text-properties fo:font-weight="normal" officeooo:rsid="0008b72a" officeooo:paragraph-rsid="000a39bd" style:font-weight-asian="normal" style:font-weight-complex="normal"/>
    </style:style>
    <style:style style:name="P13" style:family="paragraph" style:parent-style-name="Standard">
      <style:text-properties fo:font-weight="normal" officeooo:rsid="00035707" officeooo:paragraph-rsid="000a39bd" style:font-weight-asian="normal" style:font-weight-complex="normal"/>
    </style:style>
    <style:style style:name="P14" style:family="paragraph" style:parent-style-name="Standard">
      <style:text-properties fo:font-weight="normal" officeooo:rsid="0008284d" officeooo:paragraph-rsid="000a39bd" style:font-weight-asian="normal" style:font-weight-complex="normal"/>
    </style:style>
    <style:style style:name="P15" style:family="paragraph" style:parent-style-name="Standard">
      <style:text-properties fo:font-weight="normal" officeooo:rsid="000b4c82" officeooo:paragraph-rsid="000b4c82" style:font-weight-asian="normal" style:font-weight-complex="normal"/>
    </style:style>
    <style:style style:name="P16" style:family="paragraph" style:parent-style-name="Standard">
      <style:text-properties fo:font-weight="normal" officeooo:rsid="000b4c82" officeooo:paragraph-rsid="000c787c" style:font-weight-asian="normal" style:font-weight-complex="normal"/>
    </style:style>
    <style:style style:name="P17" style:family="paragraph" style:parent-style-name="Standard">
      <style:text-properties fo:font-weight="normal" officeooo:rsid="000b4c82" officeooo:paragraph-rsid="000e3a8f" style:font-weight-asian="normal" style:font-weight-complex="normal"/>
    </style:style>
    <style:style style:name="P18" style:family="paragraph" style:parent-style-name="Standard">
      <style:text-properties fo:font-weight="normal" officeooo:rsid="000e3a8f" officeooo:paragraph-rsid="000e3a8f" style:font-weight-asian="normal" style:font-weight-complex="normal"/>
    </style:style>
    <style:style style:name="P19" style:family="paragraph" style:parent-style-name="Standard">
      <style:text-properties fo:font-weight="normal" officeooo:rsid="000f4379" officeooo:paragraph-rsid="000f4379" style:font-weight-asian="normal" style:font-weight-complex="normal"/>
    </style:style>
    <style:style style:name="P20" style:family="paragraph" style:parent-style-name="Standard">
      <style:text-properties fo:font-weight="normal" officeooo:rsid="00111eb2" officeooo:paragraph-rsid="00111eb2" style:font-weight-asian="normal" style:font-weight-complex="normal"/>
    </style:style>
    <style:style style:name="P21" style:family="paragraph" style:parent-style-name="Standard">
      <style:text-properties officeooo:rsid="0008284d" officeooo:paragraph-rsid="000a39bd"/>
    </style:style>
    <style:style style:name="P22" style:family="paragraph" style:parent-style-name="Standard">
      <style:text-properties fo:font-size="18pt" fo:font-weight="bold" officeooo:rsid="000b4c82" officeooo:paragraph-rsid="000b4c82" style:font-size-asian="18pt" style:font-weight-asian="bold" style:font-size-complex="18pt" style:font-weight-complex="bold"/>
    </style:style>
    <style:style style:name="P23" style:family="paragraph" style:parent-style-name="Standard">
      <style:text-properties fo:font-size="18pt" fo:font-weight="bold" officeooo:rsid="000e3a8f" officeooo:paragraph-rsid="000e3a8f" style:font-size-asian="18pt" style:font-weight-asian="bold" style:font-size-complex="18pt" style:font-weight-complex="bold"/>
    </style:style>
    <style:style style:name="P24" style:family="paragraph" style:parent-style-name="Standard">
      <style:text-properties fo:font-weight="bold" officeooo:rsid="00064bdd" officeooo:paragraph-rsid="000a39bd" style:font-weight-asian="bold" style:font-weight-complex="bold"/>
    </style:style>
    <style:style style:name="P25" style:family="paragraph" style:parent-style-name="Standard">
      <style:text-properties fo:font-size="16pt" fo:font-weight="normal" officeooo:rsid="000e3a8f" officeooo:paragraph-rsid="000e3a8f" style:font-size-asian="16pt" style:font-weight-asian="normal" style:font-size-complex="16pt" style:font-weight-complex="normal"/>
    </style:style>
    <style:style style:name="P26" style:family="paragraph" style:parent-style-name="Standard">
      <style:text-properties fo:font-size="16pt" fo:font-weight="normal" officeooo:rsid="000f4379" officeooo:paragraph-rsid="000f4379" style:font-size-asian="16pt" style:font-weight-asian="normal" style:font-size-complex="16pt" style:font-weight-complex="normal"/>
    </style:style>
    <style:style style:name="P27" style:family="paragraph" style:parent-style-name="Standard">
      <style:text-properties fo:font-size="16pt" fo:font-weight="normal" officeooo:rsid="00111eb2" officeooo:paragraph-rsid="00111eb2" style:font-size-asian="16pt" style:font-weight-asian="normal" style:font-size-complex="16pt" style:font-weight-complex="normal"/>
    </style:style>
    <style:style style:name="P28" style:family="paragraph" style:parent-style-name="Standard">
      <style:text-properties fo:font-size="16pt" fo:font-weight="bold" officeooo:rsid="000b4c82" officeooo:paragraph-rsid="000b4c82" style:font-size-asian="16pt" style:font-weight-asian="bold" style:font-size-complex="16pt" style:font-weight-complex="bold"/>
    </style:style>
    <style:style style:name="P29" style:family="paragraph" style:parent-style-name="Standard">
      <style:text-properties fo:font-size="16pt" fo:font-weight="bold" officeooo:rsid="00023fd9" officeooo:paragraph-rsid="000a39bd" style:font-size-asian="16pt" style:font-weight-asian="bold" style:font-size-complex="16pt" style:font-weight-complex="bold"/>
    </style:style>
    <style:style style:name="P30" style:family="paragraph" style:parent-style-name="Standard">
      <style:text-properties fo:font-size="16pt" fo:font-weight="bold" officeooo:rsid="000e3a8f" officeooo:paragraph-rsid="000f4379" style:font-size-asian="16pt" style:font-weight-asian="bold" style:font-size-complex="16pt" style:font-weight-complex="bold"/>
    </style:style>
    <style:style style:name="P31" style:family="paragraph" style:parent-style-name="Standard">
      <style:text-properties fo:font-size="16pt" fo:font-weight="bold" officeooo:rsid="000e3a8f" officeooo:paragraph-rsid="000e3a8f" style:font-size-asian="16pt" style:font-weight-asian="bold" style:font-size-complex="16pt" style:font-weight-complex="bold"/>
    </style:style>
    <style:style style:name="P32" style:family="paragraph" style:parent-style-name="Standard">
      <style:text-properties fo:font-size="16pt" fo:font-weight="bold" officeooo:rsid="000e3a8f" officeooo:paragraph-rsid="00111eb2" style:font-size-asian="16pt" style:font-weight-asian="bold" style:font-size-complex="16pt" style:font-weight-complex="bold"/>
    </style:style>
    <style:style style:name="P33" style:family="paragraph" style:parent-style-name="Standard">
      <style:text-properties officeooo:rsid="00023fd9" officeooo:paragraph-rsid="000a39bd"/>
    </style:style>
    <style:style style:name="P34" style:family="paragraph" style:parent-style-name="Standard">
      <style:text-properties officeooo:paragraph-rsid="000e3a8f"/>
    </style:style>
    <style:style style:name="T1" style:family="text">
      <style:text-properties officeooo:rsid="00023fd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e263" style:font-weight-asian="bold" style:font-weight-complex="bold"/>
    </style:style>
    <style:style style:name="T4" style:family="text">
      <style:text-properties fo:font-weight="bold" officeooo:rsid="00035707" style:font-weight-asian="bold" style:font-weight-complex="bold"/>
    </style:style>
    <style:style style:name="T5" style:family="text">
      <style:text-properties fo:font-weight="bold" officeooo:rsid="00064bdd" style:font-weight-asian="bold" style:font-weight-complex="bold"/>
    </style:style>
    <style:style style:name="T6" style:family="text">
      <style:text-properties fo:font-weight="bold" officeooo:rsid="0008284d" style:font-weight-asian="bold" style:font-weight-complex="bold"/>
    </style:style>
    <style:style style:name="T7" style:family="text">
      <style:text-properties fo:font-weight="bold" officeooo:rsid="00023fd9" style:font-weight-asian="bold" style:font-weight-complex="bold"/>
    </style:style>
    <style:style style:name="T8" style:family="text">
      <style:text-properties fo:font-weight="bold" officeooo:rsid="000c787c" style:font-weight-asian="bold" style:font-weight-complex="bold"/>
    </style:style>
    <style:style style:name="T9" style:family="text">
      <style:text-properties fo:font-weight="bold" officeooo:rsid="000e3a8f" style:font-weight-asian="bold" style:font-weight-complex="bold"/>
    </style:style>
    <style:style style:name="T10" style:family="text">
      <style:text-properties fo:font-weight="bold" officeooo:rsid="00111eb2" style:font-weight-asian="bold" style:font-weight-complex="bold"/>
    </style:style>
    <style:style style:name="T11" style:family="text">
      <style:text-properties officeooo:rsid="0002e263"/>
    </style:style>
    <style:style style:name="T12" style:family="text">
      <style:text-properties officeooo:rsid="00035707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35707" style:font-weight-asian="normal" style:font-weight-complex="normal"/>
    </style:style>
    <style:style style:name="T15" style:family="text">
      <style:text-properties fo:font-weight="normal" officeooo:rsid="00064bdd" style:font-weight-asian="normal" style:font-weight-complex="normal"/>
    </style:style>
    <style:style style:name="T16" style:family="text">
      <style:text-properties fo:font-weight="normal" officeooo:rsid="0008284d" style:font-weight-asian="normal" style:font-weight-complex="normal"/>
    </style:style>
    <style:style style:name="T17" style:family="text">
      <style:text-properties fo:font-weight="normal" officeooo:rsid="0008b72a" style:font-weight-asian="normal" style:font-weight-complex="normal"/>
    </style:style>
    <style:style style:name="T18" style:family="text">
      <style:text-properties fo:font-weight="normal" officeooo:rsid="000e3a8f" style:font-weight-asian="normal" style:font-weight-complex="normal"/>
    </style:style>
    <style:style style:name="T19" style:family="text">
      <style:text-properties fo:font-weight="normal" officeooo:rsid="000f4379" style:font-weight-asian="normal" style:font-weight-complex="normal"/>
    </style:style>
    <style:style style:name="T20" style:family="text">
      <style:text-properties officeooo:rsid="00064bdd"/>
    </style:style>
    <style:style style:name="T21" style:family="text">
      <style:text-properties officeooo:rsid="0008b72a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font-weight="bold" officeooo:rsid="000a8895" style:font-size-asian="18pt" style:font-weight-asian="bold" style:font-size-complex="18pt" style:font-weight-complex="bold"/>
    </style:style>
    <style:style style:name="T24" style:family="text">
      <style:text-properties officeooo:rsid="000c787c"/>
    </style:style>
    <style:style style:name="T25" style:family="text">
      <style:text-properties officeooo:rsid="000e3a8f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6pt" officeooo:rsid="0008284d" style:font-size-asian="16pt" style:font-size-complex="16pt"/>
    </style:style>
    <style:style style:name="T28" style:family="text">
      <style:text-properties officeooo:rsid="000f4379"/>
    </style:style>
    <style:style style:name="T29" style:family="text">
      <style:text-properties officeooo:rsid="00111eb2"/>
    </style:style>
    <style:style style:name="T30" style:family="text">
      <style:text-properties officeooo:rsid="0012e7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1">T</text:span>EMA 1 </text:p>
      <text:p text:style-name="P9">ELEMENTOS DE </text:p>
      <text:p text:style-name="P9">DESARROLLO SOFTWARE</text:p>
      <text:p text:style-name="P11"/>
      <text:p text:style-name="P11"/>
      <text:p text:style-name="P11"/>
      <text:p text:style-name="P11"/>
      <text:p text:style-name="P11"/>
      <text:p text:style-name="P6"><text:span text:style-name="T22">2</text:span><text:span text:style-name="T23">º</text:span><text:span text:style-name="T22">.Conceptos básicos</text:span></text:p>
      <text:p text:style-name="P4"/>
      <text:p text:style-name="P4"/>
      <text:p text:style-name="P4"/>
      <text:p text:style-name="P4"><text:span text:style-name="T20">2.</text:span><text:span text:style-name="T11">1-.</text:span>Tipos de software</text:p>
      <text:p text:style-name="P4"/>
      <text:p text:style-name="P1"><text:s/></text:p>
      <text:p text:style-name="P1">-<text:tab/><text:span text:style-name="T2">Sistema: Sistema operativo</text:span> (Programa a gran escala que permite comunicar al usuario con <text:tab/>la maquina, <text:span text:style-name="T20">a través de instrucciones dirigidas al hardware</text:span>). <text:span text:style-name="T5">Drivers</text:span><text:span text:style-name="T15"> (Explica al sistema <text:tab/>operativo como debe de trabajar</text:span></text:p>
      <text:p text:style-name="P1"/>
      <text:p text:style-name="P8"><text:span text:style-name="T1">-<text:tab/></text:span><text:span text:style-name="T7">Aplicación: </text:span><text:span text:style-name="T6">Navegadores</text:span><text:span text:style-name="T1"> (Realiza ciertas tareas complejas a nivel de usuario)</text:span></text:p>
      <text:p text:style-name="P1"/>
      <text:p text:style-name="P1">-<text:tab/><text:span text:style-name="T2">Desarrollo: Editores</text:span> (Permite desarrollar otros programas), <text:span text:style-name="T3">Compilador</text:span><text:span text:style-name="T11"> (Genera un <text:tab/>archivo que tiene una serie de instrucciones entendidas por el microprocesador del tipo de <text:tab/>ordenador que se este utilizando).</text:span></text:p>
      <text:p text:style-name="P1"/>
      <text:p text:style-name="P1"/>
      <text:p text:style-name="P1"/>
      <text:p text:style-name="P1"/>
      <text:p text:style-name="P3"><text:span text:style-name="T20">2.</text:span>2-.Relaciones entre hardware y software</text:p>
      <text:p text:style-name="P3"/>
      <text:p text:style-name="P2"/>
      <text:p text:style-name="P2">-<text:tab/><text:span text:style-name="T2">CPU: </text:span>Toma datos, ejecuta instrucciones y devuelve soluciones. <text:span text:style-name="T12">Trabaja con </text:span><text:span text:style-name="T4">Registros</text:span><text:span text:style-name="T14"> <text:tab/>debido a su velocidad.</text:span></text:p>
      <text:p text:style-name="P2"/>
      <text:p text:style-name="P2">-<text:tab/><text:span text:style-name="T2">Memoria RAM:</text:span> Es la memoria principal, <text:span text:style-name="T12">donde se buscan los programas debido a que es <text:tab/>la mas rápida.</text:span> Es <text:span text:style-name="T12">volátil y siempre se trabaja principalmente con esta memoria.</text:span></text:p>
      <text:p text:style-name="P2"/>
      <text:p text:style-name="P5">-<text:tab/><text:span text:style-name="T2">Disco duro: </text:span><text:span text:style-name="T13">Memoria secundaria o de </text:span><text:span text:style-name="T16">almacenamiento masivo en ella </text:span><text:span text:style-name="T13">se almacenan los <text:tab/>programas debido a su gran capacidad de espacio.</text:span></text:p>
      <text:p text:style-name="P13"/>
      <text:p text:style-name="P5"><text:span text:style-name="T13">-<text:tab/></text:span><text:span text:style-name="T2">Entrada y salida:</text:span><text:span text:style-name="T13"> Recoge los datos de los periféricos de entrada y salida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24"><text:soft-page-break/><text:span text:style-name="T26">2.3-.</text:span><text:span text:style-name="T27">Códigos fuente, objeto y ejecutable</text:span></text:p>
      <text:p text:style-name="P14"/>
      <text:p text:style-name="P14"/>
      <text:p text:style-name="P7"><text:span text:style-name="T13">-<text:tab/></text:span><text:span text:style-name="T2">Código objeto: </text:span><text:span text:style-name="T13">Archivo binario el cual no se puede ejecutar, pensado para hacer C++ y <text:tab/>java, también denominado en java como Bytecode.</text:span></text:p>
      <text:p text:style-name="P14"/>
      <text:p text:style-name="P7"><text:span text:style-name="T13">-<text:tab/></text:span><text:span text:style-name="T2">Código fuente:</text:span><text:span text:style-name="T13"> Formato de archivo editable </text:span><text:span text:style-name="T17">por lo cual otros desarrolladores pueden <text:tab/>continuar tu trabajo</text:span><text:span text:style-name="T13">.</text:span></text:p>
      <text:p text:style-name="P14"/>
      <text:p text:style-name="P7"><text:span text:style-name="T13">-<text:tab/></text:span><text:span text:style-name="T2">Código ejecutable:</text:span><text:span text:style-name="T13"> Es binario, también conocido como archivo .exe, </text:span><text:span text:style-name="T17">como su nombre <text:tab/>indica se puede ejecutar.</text:span></text:p>
      <text:p text:style-name="P7"><text:span text:style-name="T17"/></text:p>
      <text:p text:style-name="P12"/>
      <text:p text:style-name="P12"/>
      <text:p text:style-name="P12"/>
      <text:p text:style-name="P12"/>
      <text:p text:style-name="P22">3.-Ciclo de vida del software</text:p>
      <text:p text:style-name="P22"/>
      <text:p text:style-name="P22"/>
      <text:p text:style-name="P28">3.1-<text:span text:style-name="T24">Ingeniería</text:span> del software</text:p>
      <text:p text:style-name="P12"/>
      <text:p text:style-name="P12"/>
      <text:p text:style-name="P15"><text:span text:style-name="T24">La ingeniera software trata sobre c</text:span>omo se realiza un programa y como se mantiene.</text:p>
      <text:p text:style-name="P15"/>
      <text:p text:style-name="P15"/>
      <text:p text:style-name="P28"/>
      <text:p text:style-name="P28">3.2-Desarrollo del software</text:p>
      <text:p text:style-name="P15"/>
      <text:p text:style-name="P15"/>
      <text:p text:style-name="P15">-<text:tab/><text:span text:style-name="T2">Análisis:</text:span> Se debe establecer <text:s/>los requisitos del programa (que es lo que tiene que hacer el <text:tab/>programa)</text:p>
      <text:p text:style-name="P15"><text:tab/>No se puede olvidar ningún requisito ni entrar en detalles de diseño.</text:p>
      <text:p text:style-name="P15"><text:tab/>Debe ser entendible por el cliente y separar los requisitos no funcionales de los funcionales.</text:p>
      <text:p text:style-name="P15"><text:tab/><text:span text:style-name="T24">Deben existir categorías que funcionen de manera que dividan el programa.</text:span></text:p>
      <text:p text:style-name="P15"/>
      <text:p text:style-name="P16">-<text:tab/><text:span text:style-name="T8">Diseño:</text:span><text:span text:style-name="T24"> Se debe buscar un diseño a nivel de bloques, que posteriormente funcionen <text:tab/>correctamente, que utilice correctamente los datos y cuide la interfaz de usuario.</text:span></text:p>
      <text:p text:style-name="P16"/>
      <text:p text:style-name="P16">-<text:tab/><text:span text:style-name="T8">Codificación:</text:span><text:span text:style-name="T24"> Definir el lenguaje a utilizar y dividir equitativamente el trabajo.</text:span></text:p>
      <text:p text:style-name="P16"/>
      <text:p text:style-name="P16">-<text:tab/><text:span text:style-name="T8">Prueba:</text:span><text:span text:style-name="T24"> Encontrar los fallos y repararlos, sometiendo el programa a todas las situaciones <text:tab/>diferentes.</text:span></text:p>
      <text:p text:style-name="P16"/>
      <text:p text:style-name="P17">-<text:tab/><text:span text:style-name="T9">Mantenimiento y documentación:</text:span><text:span text:style-name="T25"> En primer lugar se deben corregir los fallos, mejorar el <text:tab/>funcionamiento del programa, añadir nuevas funciones y adaptarse a nuevos entornos.</text:span></text:p>
      <text:p text:style-name="P17"/>
      <text:p text:style-name="P17"/>
      <text:p text:style-name="P17"/>
      <text:p text:style-name="P17"/>
      <text:p text:style-name="P23"><text:soft-page-break/>4.Modelos de desarrollo</text:p>
      <text:p text:style-name="P18"/>
      <text:p text:style-name="P18"/>
      <text:p text:style-name="P31"><text:span text:style-name="T28">4.1.</text:span>Modelos predictivos:</text:p>
      <text:p text:style-name="P25"/>
      <text:p text:style-name="P34"><text:span text:style-name="T9">-<text:tab/>Modelo en cascada: </text:span><text:span text:style-name="T18">Es </text:span><text:span text:style-name="T19">más</text:span><text:span text:style-name="T18"> as antiguo, identifica las fases del software, pero no es el mas <text:tab/>útil debido a que mientras una fase no este concluida no inicia la siguiente lo cual es una <text:tab/>perdida de tiempo.</text:span></text:p>
      <text:p text:style-name="P18"><text:tab/></text:p>
      <text:p text:style-name="P18"/>
      <text:p text:style-name="P34"><text:span text:style-name="T9">-<text:tab/>Modelo en V: </text:span><text:span text:style-name="T19">Parecido al modelo en cascada, con la diferencia de que establece de manera <text:tab/>mas prematura como se debe trabajar en otras fases del programa lo que ahorra tiempo y <text:tab/>permite mejorar el diseño.</text:span></text:p>
      <text:p text:style-name="P17"/>
      <text:p text:style-name="P17"/>
      <text:p text:style-name="P17"/>
      <text:p text:style-name="P30">4.2.Prototipos</text:p>
      <text:p text:style-name="P30"/>
      <text:p text:style-name="P19">Es una versión terminada la cual puede ser usada de prueba para ver que modificar y que no.</text:p>
      <text:p text:style-name="P19">Existen dos tipos:</text:p>
      <text:p text:style-name="P19"/>
      <text:p text:style-name="P19"><text:span text:style-name="T29">-<text:tab/></text:span><text:span text:style-name="T10">Rápidos</text:span><text:span text:style-name="T2">:</text:span> El prototipo se diseña con otro <text:span text:style-name="T29">lenguaje</text:span> de <text:span text:style-name="T29">programación</text:span> diferente, <text:tab/>posteriormente el prototipo es desechado</text:p>
      <text:p text:style-name="P19"/>
      <text:p text:style-name="P19">-<text:tab/><text:span text:style-name="T2">Evolutivos: </text:span>En este se añaden funcionalidades y se corri<text:span text:style-name="T29">gen</text:span> errores</text:p>
      <text:p text:style-name="P19"/>
      <text:p text:style-name="P19"/>
      <text:p text:style-name="P19"/>
      <text:p text:style-name="P30">4.3.Modelo en espiral</text:p>
      <text:p text:style-name="P19"/>
      <text:p text:style-name="P19"/>
      <text:p text:style-name="P19">E<text:span text:style-name="T29">ste modelo permite y completando <text:s/>todas las fases del programa de manera <text:s/>que dando vueltas en espiral vamos amoldando el proyecto hasta que este como deseamos.</text:span></text:p>
      <text:p text:style-name="P19"/>
      <text:p text:style-name="P19"/>
      <text:p text:style-name="P26"/>
      <text:p text:style-name="P32">4.4.<text:span text:style-name="T30">Metodologías</text:span> <text:span text:style-name="T30">ágiles</text:span></text:p>
      <text:p text:style-name="P27"/>
      <text:p text:style-name="P20"/>
      <text:p text:style-name="P20">Son <text:span text:style-name="T30">metodologías</text:span> para desarrollar software, en el que el desarrollo va poco a poco.</text:p>
      <text:p text:style-name="P20">Son muy <text:span text:style-name="T30">dinámicas</text:span>, lo que implica que las evoluciones en el <text:span text:style-name="T30">código</text:span> se dan en un corto periodo de tiempo, y cuando este termina se debe llegar a un punto <text:span text:style-name="T30">mínimo</text:span>.</text:p>
      <text:p text:style-name="P20">Se trata de especificar muy bien lo que se debe hac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2T16:16:09.228976562</meta:creation-date>
    <dc:date>2023-09-29T17:43:16.816244831</dc:date>
    <meta:editing-duration>PT37M57S</meta:editing-duration>
    <meta:editing-cycles>7</meta:editing-cycles>
    <meta:generator>LibreOffice/6.4.4.2$Linux_X86_64 LibreOffice_project/40$Build-2</meta:generator>
    <meta:document-statistic meta:table-count="0" meta:image-count="0" meta:object-count="0" meta:page-count="3" meta:paragraph-count="46" meta:word-count="607" meta:character-count="3814" meta:non-whitespace-character-count="3222"/>
  </office:meta>
</office:document-meta>
</file>